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graphics>
      <draw:page draw:name="page1" draw:style-name="dp1" draw:master-page-name="Default">
        <draw:line draw:style-name="gr1" draw:text-style-name="P1" draw:layer="layout" svg:x1="2.905cm" svg:y1="9.89cm" svg:x2="4.81cm" svg:y2="13.7cm">
          <text:p/>
        </draw:line>
        <draw:line draw:style-name="gr1" draw:text-style-name="P1" draw:layer="layout" svg:x1="6.715cm" svg:y1="9.89cm" svg:x2="4.81cm" svg:y2="13.7cm">
          <text:p/>
        </draw:line>
        <draw:line draw:style-name="gr1" draw:text-style-name="P1" draw:layer="layout" svg:x1="9.255cm" svg:y1="9.89cm" svg:x2="11.16cm" svg:y2="13.7cm">
          <text:p/>
        </draw:line>
        <draw:line draw:style-name="gr1" draw:text-style-name="P1" draw:layer="layout" svg:x1="11.795cm" svg:y1="12.43cm" svg:x2="11.16cm" svg:y2="13.7cm">
          <text:p/>
        </draw:line>
        <draw:line draw:style-name="gr1" draw:text-style-name="P1" draw:layer="layout" svg:x1="11.795cm" svg:y1="12.43cm" svg:x2="12.43cm" svg:y2="13.7cm">
          <text:p/>
        </draw:line>
        <draw:line draw:style-name="gr1" draw:text-style-name="P1" draw:layer="layout" svg:x1="13.7cm" svg:y1="11.16cm" svg:x2="12.43cm" svg:y2="13.7cm">
          <text:p/>
        </draw:line>
        <draw:line draw:style-name="gr1" draw:text-style-name="P1" draw:layer="layout" svg:x1="14.97cm" svg:y1="13.7cm" svg:x2="13.7cm" svg:y2="11.16cm">
          <text:p/>
        </draw:line>
        <draw:line draw:style-name="gr1" draw:text-style-name="P1" draw:layer="layout" svg:x1="15.605cm" svg:y1="12.43cm" svg:x2="14.97cm" svg:y2="13.7cm">
          <text:p/>
        </draw:line>
        <draw:line draw:style-name="gr1" draw:text-style-name="P1" draw:layer="layout" svg:x1="16.24cm" svg:y1="13.7cm" svg:x2="15.605cm" svg:y2="12.43cm">
          <text:p/>
        </draw:line>
        <draw:line draw:style-name="gr1" draw:text-style-name="P1" draw:layer="layout" svg:x1="18.145cm" svg:y1="9.89cm" svg:x2="16.24cm" svg:y2="13.7cm">
          <text:p/>
        </draw:line>
        <draw:custom-shape draw:style-name="gr2" draw:text-style-name="P1" draw:layer="layout" svg:width="0.254cm" svg:height="0.254cm" svg:x="5.953cm" svg:y="11.03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254cm" svg:height="0.254cm" svg:x="3.413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4cm" svg:height="0.254cm" svg:x="4.048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4cm" svg:height="0.254cm" svg:x="5.318cm" svg:y="12.3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254cm" svg:height="0.254cm" svg:x="4.683cm" svg:y="13.57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254cm" svg:height="0.254cm" svg:x="18.018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4cm" svg:height="0.254cm" svg:x="6.588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4cm" svg:height="0.254cm" svg:x="2.778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4cm" svg:height="0.254cm" svg:x="17.383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4cm" svg:height="0.254cm" svg:x="16.748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4cm" svg:height="0.254cm" svg:x="16.113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4cm" svg:height="0.254cm" svg:x="15.478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4cm" svg:height="0.254cm" svg:x="14.843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4cm" svg:height="0.254cm" svg:x="13.573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4cm" svg:height="0.254cm" svg:x="12.303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4cm" svg:height="0.254cm" svg:x="11.668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4cm" svg:height="0.254cm" svg:x="11.033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4cm" svg:height="0.254cm" svg:x="9.128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4cm" svg:height="0.254cm" svg:x="10.398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4cm" svg:height="0.254cm" svg:x="9.763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uno Turcksin</meta:initial-creator>
    <meta:creation-date>2012-05-04T09:45:43</meta:creation-date>
    <dc:date>2012-05-04T09:58:03</dc:date>
    <dc:creator>Bruno Turcksin</dc:creator>
    <meta:editing-duration>PT12M22S</meta:editing-duration>
    <meta:editing-cycles>3</meta:editing-cycles>
    <meta:generator>LibreOffice/3.4$Unix LibreOffice_project/340m1$Build-402</meta:generator>
    <meta:document-statistic meta:object-count="30"/>
  </office:meta>
</office:document-meta>
</file>